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11">
      <style:table-cell-properties fo:background-color="#ffdbb6"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dbb6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number-columns-repeated="15" table:default-cell-style-name="ce10"/>
        <table:table-column table:style-name="co1" table:default-cell-style-name="ce9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6" table:number-rows-spanned="1">
            <text:p>Quadern del Professor</text:p>
          </table:table-cell>
          <table:covered-table-cell table:number-columns-repeated="14" table:style-name="ce5"/>
          <table:covered-table-cell table:style-name="ce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lumnat</text:p>
          </table:table-cell>
          <table:covered-table-cell table:number-columns-repeated="3" table:style-name="ce6"/>
          <table:table-cell table:style-name="ce1" office:value-type="string" calcext:value-type="string" table:number-columns-spanned="3" table:number-rows-spanned="1">
            <text:p>Pràctiques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Exercicis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Exàmens</text:p>
          </table:table-cell>
          <table:covered-table-cell table:number-columns-repeated="2" table:style-name="ce6"/>
          <table:table-cell table:style-name="ce1" office:value-type="string" calcext:value-type="string" table:number-columns-spanned="2" table:number-rows-spanned="1">
            <text:p>Treball</text:p>
          </table:table-cell>
          <table:covered-table-cell table:style-name="ce6"/>
          <table:table-cell table:style-name="ce1" office:value-type="string" calcext:value-type="string" table:number-columns-spanned="1" table:number-rows-spanned="3">
            <text:p>Nota Final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Cognom</text:p>
          </table:table-cell>
          <table:covered-table-cell table:style-name="ce1"/>
          <table:table-cell table:style-name="ce1" office:value-type="string" calcext:value-type="string" table:number-columns-spanned="2" table:number-rows-spanned="2">
            <text:p>Nom</text:p>
          </table:table-cell>
          <table:covered-table-cell table:style-name="ce1"/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A casa</text:p>
          </table:table-cell>
          <table:table-cell table:style-name="ce1" office:value-type="string" calcext:value-type="string">
            <text:p>A classe</text:p>
          </table:table-cell>
          <table:covered-table-cell table:style-name="ce1"/>
        </table:table-row>
        <table:table-row table:style-name="ro1">
          <table:table-cell/>
          <table:covered-table-cell table:number-columns-repeated="4" table:style-name="ce1"/>
          <table:table-cell table:style-name="ce1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1"/>
          <table:table-cell table:style-name="ce1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1"/>
          <table:table-cell table:style-name="ce1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1"/>
          <table:table-cell table:style-name="ce14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2" table:style-name="ce1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zaroual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Anas</text:p>
          </table:table-cell>
          <table:covered-table-cell table:style-name="ce7"/>
          <table:table-cell table:style-name="ce2" office:value-type="float" office:value="7.56" calcext:value-type="float">
            <text:p>7,56</text:p>
          </table:table-cell>
          <table:table-cell table:style-name="ce2" office:value-type="float" office:value="8.23" calcext:value-type="float">
            <text:p>8,23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65" calcext:value-type="float">
            <text:p>4,65</text:p>
          </table:table-cell>
          <table:table-cell table:style-name="ce2" office:value-type="float" office:value="6.32" calcext:value-type="float">
            <text:p>6,32</text:p>
          </table:table-cell>
          <table:table-cell table:style-name="ce2" office:value-type="float" office:value="6.86" calcext:value-type="float">
            <text:p>6,8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formula="of:=(([.F6]+[.G6]+[.H6])/3)*[.F$5] + (([.I6]+[.J6]+[.K6])/3)*[.I$5] + (([.L6]+[.M6]+[.N6])/3)*[.L$5] + (([.O6]+[.P6])/2)*[.O$5]" office:value-type="float" office:value="6.941" calcext:value-type="float">
            <text:p>6,94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Barceló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Hugo</text:p>
          </table:table-cell>
          <table:covered-table-cell table:style-name="ce7"/>
          <table:table-cell table:style-name="ce2" office:value-type="float" office:value="5.37" calcext:value-type="float">
            <text:p>5,37</text:p>
          </table:table-cell>
          <table:table-cell table:style-name="ce2" office:value-type="float" office:value="5.8" calcext:value-type="float">
            <text:p>5,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34" calcext:value-type="float">
            <text:p>6,34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formula="of:=(([.F7]+[.G7]+[.H7])/3)*[.F$5] + (([.I7]+[.J7]+[.K7])/3)*[.I$5] + (([.L7]+[.M7]+[.N7])/3)*[.L$5] + (([.O7]+[.P7])/2)*[.O$5]" office:value-type="float" office:value="6.507" calcext:value-type="float">
            <text:p>6,51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Martinez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Oscar</text:p>
          </table:table-cell>
          <table:covered-table-cell table:style-name="ce7"/>
          <table:table-cell table:style-name="ce2" office:value-type="float" office:value="8.54" calcext:value-type="float">
            <text:p>8,54</text:p>
          </table:table-cell>
          <table:table-cell table:style-name="ce2" office:value-type="float" office:value="9.34" calcext:value-type="float">
            <text:p>9,34</text:p>
          </table:table-cell>
          <table:table-cell table:style-name="ce2" office:value-type="float" office:value="8.65" calcext:value-type="float">
            <text:p>8,6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62" calcext:value-type="float">
            <text:p>7,6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89" calcext:value-type="float">
            <text:p>7,8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formula="of:=(([.F8]+[.G8]+[.H8])/3)*[.F$5] + (([.I8]+[.J8]+[.K8])/3)*[.I$5] + (([.L8]+[.M8]+[.N8])/3)*[.L$5] + (([.O8]+[.P8])/2)*[.O$5]" office:value-type="float" office:value="8.288" calcext:value-type="float">
            <text:p>8,29</text:p>
          </table:table-cell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Grau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Fede</text:p>
          </table:table-cell>
          <table:covered-table-cell table:style-name="ce7"/>
          <table:table-cell table:style-name="ce2" office:value-type="float" office:value="3.89" calcext:value-type="float">
            <text:p>3,89</text:p>
          </table:table-cell>
          <table:table-cell table:style-name="ce2" office:value-type="float" office:value="3.34" calcext:value-type="float">
            <text:p>3,34</text:p>
          </table:table-cell>
          <table:table-cell table:style-name="ce2" office:value-type="float" office:value="4.1" calcext:value-type="float">
            <text:p>4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formula="of:=(([.F9]+[.G9]+[.H9])/3)*[.F$5] + (([.I9]+[.J9]+[.K9])/3)*[.I$5] + (([.L9]+[.M9]+[.N9])/3)*[.L$5] + (([.O9]+[.P9])/2)*[.O$5]" office:value-type="float" office:value="3.983" calcext:value-type="float">
            <text:p>3,9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0]+[.G10]+[.H10])/3)*[.F$5] + (([.I10]+[.J10]+[.K10])/3)*[.I$5] + (([.L10]+[.M10]+[.N10])/3)*[.L$5] + (([.O10]+[.P10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1]+[.G11]+[.H11])/3)*[.F$5] + (([.I11]+[.J11]+[.K11])/3)*[.I$5] + (([.L11]+[.M11]+[.N11])/3)*[.L$5] + (([.O11]+[.P11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2]+[.G12]+[.H12])/3)*[.F$5] + (([.I12]+[.J12]+[.K12])/3)*[.I$5] + (([.L12]+[.M12]+[.N12])/3)*[.L$5] + (([.O12]+[.P12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3]+[.G13]+[.H13])/3)*[.F$5] + (([.I13]+[.J13]+[.K13])/3)*[.I$5] + (([.L13]+[.M13]+[.N13])/3)*[.L$5] + (([.O13]+[.P13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4]+[.G14]+[.H14])/3)*[.F$5] + (([.I14]+[.J14]+[.K14])/3)*[.I$5] + (([.L14]+[.M14]+[.N14])/3)*[.L$5] + (([.O14]+[.P14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1"/>
          <table:table-cell table:formula="of:=(([.F15]+[.G15]+[.H15])/3)*[.F$5] + (([.I15]+[.J15]+[.K15])/3)*[.I$5] + (([.L15]+[.M15]+[.N15])/3)*[.L$5] + (([.O15]+[.P15])/2)*[.O$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4"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09:37:16.5029915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8:21:44.745870767</meta:creation-date>
    <dc:date>2024-01-12T09:47:09.777041966</dc:date>
    <meta:editing-duration>PT51M2S</meta:editing-duration>
    <meta:editing-cycles>3</meta:editing-cycles>
    <meta:generator>LibreOffice/7.5.7.1$Linux_X86_64 LibreOffice_project/50$Build-1</meta:generator>
    <meta:document-statistic meta:table-count="1" meta:cell-count="86" meta:object-count="0"/>
  </office:meta>
</office:document-meta>
</file>